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4" svg:width="6.4996in" svg:height="0.135in" svg:x="-0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text:h text:style-name="P3" text:outline-level="1"><text:bookmark text:name="Rxes44404"/>XML Schema for jdo.xml</text:h>
      <text:p text:style-name="P2">&lt;?xml version=”1.0” encoding=”UTF-8”?&gt;</text:p>
      <text:p text:style-name="P2">&lt;xs:schema targetNamespace=”http://java.sun.com/xml/ns/jdo/jdo”</text:p>
      <text:p text:style-name="P2"><text:s text:c="11"/>xmlns=”http://java.sun.co<text:bookmark text:name="_GoBack"/>m/xml/ns/jdo/jdo”</text:p>
      <text:p text:style-name="P2"><text:s text:c="11"/>xmlns:xs=”http://www.w3.org/2001/XMLSchema”</text:p>
      <text:p text:style-name="P2"><text:s text:c="11"/>version=”3.0”&gt;</text:p>
      <text:p text:style-name="P2"><text:s text:c="4"/>&lt;xs:element name=”jdo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6"/>&lt;xs:element ref=”fetch-plan”/&gt;</text:p>
      <text:p text:style-name="P2"><text:s text:c="12"/>&lt;/xs:choice&gt;</text:p>
      <text:p text:style-name="P2"><text:s text:c="12"/>&lt;xs:attributeGroup ref=”attlist.jdo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do”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fetch-plan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fetch-pla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plan”&gt;</text:p>
      <text:p text:style-name="P2"><text:s text:c="8"/>&lt;xs:attribute name=”name” default=””/&gt;</text:p>
      <text:p text:style-name="P2"><text:s text:c="8"/>&lt;xs:attribute name=”max-fetch-depth” default=”1”/&gt;</text:p>
      <text:p text:style-name="P2"><text:s text:c="8"/>&lt;xs:attribute name=”fetch-size” default=”0”/&gt;</text:p>
      <text:p text:style-name="P2"><text:s text:c="4"/>&lt;/xs:attributeGroup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6"/>&lt;xs:element ref=”sequence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oft-page-break/><text:s text:c="8"/>&lt;xs:attribute name=”name” default=””/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8"/>&lt;xs:attribute name=”table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atastore”/&gt;</text:p>
      <text:p text:style-name="P2"><text:s text:c="20"/>&lt;xs:enumeration value=”application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oper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 and map,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oft-page-break/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proper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operty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load-fetch-group”/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efault”/&gt;</text:p>
      <text:p text:style-name="P2"><text:s text:c="20"/>&lt;xs:enumeration value=”exception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sequence”/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8"/>&lt;xs:attribute name=”recursion-depth”/&gt;</text:p>
      <text:p text:style-name="P2"><text:s text:c="8"/>&lt;xs:attribute name=”field-name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implements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column”/&gt;</text:p>
      <text:p text:style-name="P2"><text:s text:c="16"/>&lt;xs:element ref=”field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application”/&gt;</text:p>
      <text:p text:style-name="P2"><text:s text:c="20"/>&lt;xs:enumeration value=”datastore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table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persistence-capable-superclass”/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ce-capable”/&gt;</text:p>
      <text:p text:style-name="P2"><text:s text:c="20"/>&lt;xs:enumeration value=”persistence-aware”/&gt;</text:p>
      <text:p text:style-name="P2"><text:s text:c="20"/>&lt;xs:enumeration value=”non-persistent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imary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primary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imary-key”&gt;</text:p>
      <text:p text:style-name="P2"><text:s text:c="8"/>&lt;xs:attribute name=”name”/&gt;</text:p>
      <text:p text:style-name="P2"><text:soft-page-break/><text:s text:c="8"/>&lt;xs:attribute name=”column”/&gt;</text:p>
      <text:p text:style-name="P2"><text:s text:c="4"/>&lt;/xs:attributeGroup&gt;</text:p>
      <text:p text:style-name="P2"><text:s text:c="4"/>&lt;xs:element name=”joi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primary-key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joi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oin”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outer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oft-page-break/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versio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vers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ersion”&gt;</text:p>
      <text:p text:style-name="P2"><text:s text:c="8"/>&lt;xs:attribute name=”strategy”/&gt;</text:p>
      <text:p text:style-name="P2"><text:s text:c="8"/>&lt;xs:attribute name=”column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datastore-identi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datastore-identi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atastore-identity”&gt;</text:p>
      <text:p text:style-name="P2"><text:s text:c="8"/>&lt;xs:attribute name=”column”/&gt;</text:p>
      <text:p text:style-name="P2"><text:s text:c="8"/>&lt;xs:attribute name=”strategy” default=”native”/&gt;</text:p>
      <text:p text:style-name="P2"><text:s text:c="8"/>&lt;xs:attribute name=”sequence”/&gt;</text:p>
      <text:p text:style-name="P2"><text:s text:c="4"/>&lt;/xs:attributeGroup&gt;</text:p>
      <text:p text:style-name="P2"><text:s text:c="4"/>&lt;xs:element name=”implement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implements”/&gt;</text:p>
      <text:p text:style-name="P2"><text:soft-page-break/><text:s text:c="8"/>&lt;/xs:complexType&gt;</text:p>
      <text:p text:style-name="P2"><text:s text:c="4"/>&lt;/xs:element&gt;</text:p>
      <text:p text:style-name="P2"><text:s text:c="4"/>&lt;xs:attributeGroup name=”attlist.implement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inheritan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join”/&gt;</text:p>
      <text:p text:style-name="P2"><text:s text:c="16"/>&lt;xs:element ref=”discriminator”/&gt;</text:p>
      <text:p text:style-name="P2"><text:s text:c="12"/>&lt;/xs:choice&gt;</text:p>
      <text:p text:style-name="P2"><text:s text:c="12"/>&lt;xs:attributeGroup ref=”attlist.inherita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heritance”&gt;</text:p>
      <text:p text:style-name="P2"><text:s text:c="8"/>&lt;xs:attribute name=”strategy”/&gt;</text:p>
      <text:p text:style-name="P2"><text:s text:c="4"/>&lt;/xs:attributeGroup&gt;</text:p>
      <text:p text:style-name="P2"><text:s text:c="4"/>&lt;xs:element name=”discriminato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discriminato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iscriminator”&gt;</text:p>
      <text:p text:style-name="P2"><text:s text:c="8"/>&lt;xs:attribute name=”column”/&gt;</text:p>
      <text:p text:style-name="P2"><text:s text:c="8"/>&lt;xs:attribute name=”value”/&gt;</text:p>
      <text:p text:style-name="P2"><text:s text:c="8"/>&lt;xs:attribute name=”strategy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olumn”&gt;</text:p>
      <text:p text:style-name="P2"><text:s text:c="8"/>&lt;xs:complexType&gt;</text:p>
      <text:p text:style-name="P2"><text:s text:c="12"/>&lt;xs:sequence&gt;</text:p>
      <text:p text:style-name="P2"><text:soft-page-break/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um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umn”&gt;</text:p>
      <text:p text:style-name="P2"><text:s text:c="8"/>&lt;xs:attribute name=”name”/&gt;</text:p>
      <text:p text:style-name="P2"><text:s text:c="8"/>&lt;xs:attribute name=”target”/&gt;</text:p>
      <text:p text:style-name="P2"><text:s text:c="8"/>&lt;xs:attribute name=”target-field”/&gt;</text:p>
      <text:p text:style-name="P2"><text:s text:c="8"/>&lt;xs:attribute name=”jdbc-type”/&gt;</text:p>
      <text:p text:style-name="P2"><text:s text:c="8"/>&lt;xs:attribute name=”sql-type”/&gt;</text:p>
      <text:p text:style-name="P2"><text:s text:c="8"/>&lt;xs:attribute name=”length”/&gt;</text:p>
      <text:p text:style-name="P2"><text:s text:c="8"/>&lt;xs:attribute name=”scale”/&gt;</text:p>
      <text:p text:style-name="P2"><text:s text:c="8"/>&lt;xs:attribute name=”allows-null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value”/&gt;</text:p>
      <text:p text:style-name="P2"><text:s text:c="8"/>&lt;xs:attribute name=”insert-value”/&gt;</text:p>
      <text:p text:style-name="P2"><text:s text:c="4"/>&lt;/xs:attributeGroup&gt;</text:p>
      <text:p text:style-name="P2"><text:s text:c="4"/>&lt;xs:element name=”fiel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, and map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oft-page-break/><text:s text:c="12"/>&lt;/xs:choice&gt;</text:p>
      <text:p text:style-name="P2"><text:s text:c="12"/>&lt;xs:attributeGroup ref=”attlist.fiel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ield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exception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quence”/&gt;</text:p>
      <text:p text:style-name="P2"><text:s text:c="8"/>&lt;xs:attribute name=”load-fetch-group”/&gt;</text:p>
      <text:p text:style-name="P2"><text:s text:c="8"/>&lt;xs:attribute name=”recursion-depth”/&gt;</text:p>
      <text:p text:style-name="P2"><text:s text:c="8"/>&lt;xs:attribute name=”mapped-by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foreign-key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foreign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oreign-key”&gt;</text:p>
      <text:p text:style-name="P2"><text:s text:c="8"/>&lt;xs:attribute name=”table”/&gt;</text:p>
      <text:p text:style-name="P2"><text:s text:c="8"/>&lt;xs:attribute name=”defer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name”/&gt;</text:p>
      <text:p text:style-name="P2"><text:s text:c="4"/>&lt;/xs:attributeGroup&gt;</text:p>
      <text:p text:style-name="P2"><text:s text:c="4"/>&lt;xs:element name=”collectio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lect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lection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map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ma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map”&gt;</text:p>
      <text:p text:style-name="P2"><text:s text:c="8"/>&lt;xs:attribute name=”key-type”/&gt;</text:p>
      <text:p text:style-name="P2"><text:s text:c="8"/>&lt;xs:attribute name=”embedd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dependent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type”/&gt;</text:p>
      <text:p text:style-name="P2"><text:s text:c="8"/>&lt;xs:attribute name=”embedd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oft-page-break/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key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val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oft-page-break/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val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alue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oft-page-break/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array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arra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array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lement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oft-page-break/><text:s text:c="12"/>&lt;/xs:choice&gt;</text:p>
      <text:p text:style-name="P2"><text:s text:c="12"/>&lt;xs:attributeGroup ref=”attlist.element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lement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orde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oft-page-break/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orde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order”&gt;</text:p>
      <text:p text:style-name="P2"><text:s text:c="8"/>&lt;xs:attribute name=”column”/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fetch-group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etch-group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fetch-grou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group”&gt;</text:p>
      <text:p text:style-name="P2"><text:s text:c="8"/>&lt;xs:attribute name=”name” use=”required”/&gt;</text:p>
      <text:p text:style-name="P2"><text:s text:c="8"/>&lt;xs:attribute name=”post-loa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mbedde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embedde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mbedded”&gt;</text:p>
      <text:p text:style-name="P2"><text:s text:c="8"/>&lt;xs:attribute name=”owner-field”/&gt;</text:p>
      <text:p text:style-name="P2"><text:s text:c="8"/>&lt;xs:attribute name=”null-indicator-column”/&gt;</text:p>
      <text:p text:style-name="P2"><text:s text:c="8"/>&lt;xs:attribute name=”null-indicator-value”/&gt;</text:p>
      <text:p text:style-name="P2"><text:s text:c="4"/>&lt;/xs:attributeGroup&gt;</text:p>
      <text:p text:style-name="P2"><text:s text:c="4"/>&lt;xs:element name=”sequence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sequence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sequence”&gt;</text:p>
      <text:p text:style-name="P2"><text:s text:c="8"/>&lt;xs:attribute name=”name” use=”required”/&gt;</text:p>
      <text:p text:style-name="P2"><text:s text:c="8"/>&lt;xs:attribute name=”datastore-sequence”/&gt;</text:p>
      <text:p text:style-name="P2"><text:s text:c="8"/>&lt;xs:attribute name=”factory-class”/&gt;</text:p>
      <text:p text:style-name="P2"><text:s text:c="8"/>&lt;xs:attribute name=”strategy” use=”requi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nontransactional”/&gt;</text:p>
      <text:p text:style-name="P2"><text:s text:c="20"/>&lt;xs:enumeration value=”contiguous”/&gt;</text:p>
      <text:p text:style-name="P2"><text:s text:c="20"/>&lt;xs:enumeration value=”noncontiguous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index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index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dex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uniqu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oft-page-break/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fetch-plan”/&gt;</text:p>
      <text:p text:style-name="P2"><text:s text:c="4"/>&lt;/xs:attributeGroup&gt;</text:p>
      <text:p text:style-name="P2"><text:s text:c="4"/>&lt;xs:element name=”uniq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uniq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unique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deferre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oft-page-break/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xtension”&gt;</text:p>
      <text:p text:style-name="P2"><text:s text:c="8"/>&lt;xs:attribute name=”vendor-name” use=”required”/&gt;</text:p>
      <text:p text:style-name="P2"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 style:next-style-name="Front_20_Matter_20_First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4:10:55.11</meta:creation-date>
    <meta:editing-duration>PT4M9S</meta:editing-duration>
    <meta:generator>OpenOffice.org/3.4$Win32 OpenOffice.org_project/340m1$Build-9590</meta:generator>
    <dc:title>JDO_Chapter</dc:title>
    <dc:date>2012-06-30T17:11:46.76</dc:date>
    <meta:document-statistic meta:table-count="0" meta:image-count="0" meta:object-count="0" meta:page-count="24" meta:paragraph-count="1288" meta:word-count="2302" meta:character-count="508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